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3.66pt" svg:height="316.35pt" svg:x="80.33pt" svg:y="115.2pt">
            <loext:p draw:notify-on-update-of-ranges="Sheet1.A3:Sheet1.A6 Sheet1.B1:Sheet1.B1 Sheet1.B3:Sheet1.B6 Sheet1.C3:Sheet1.C6 Sheet1.C3:Sheet1.C6 Sheet1.F1:Sheet1.F1 Sheet1.F3:Sheet1.F6 Sheet1.G3:Sheet1.G6 Sheet1.G3:Sheet1.G6 Sheet1.H1:Sheet1.H1 Sheet1.H3:Sheet1.H6 Sheet1.I3:Sheet1.I6 Sheet1.I3:Sheet1.I6 Sheet1.J1:Sheet1.J1 Sheet1.J3:Sheet1.J6 Sheet1.K3:Sheet1.K6 Sheet1.K3:Sheet1.K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mmap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VirtMemAlloc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VirtMemAlloc() - Linux PAL+SC+RM</text:p>
          </table:table-cell>
          <table:covered-table-cell/>
          <table:table-cell office:value-type="string" calcext:value-type="string" table:number-columns-spanned="2" table:number-rows-spanned="1">
            <text:p>VirtMemAlloc() - SGX PAL</text:p>
          </table:table-cell>
          <table:covered-table-cell/>
          <table:table-cell office:value-type="string" calcext:value-type="string" table:number-columns-spanned="2" table:number-rows-spanned="1">
            <text:p>VirtMemAlloc() - SGX PAL+Zero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0225" calcext:value-type="float">
            <text:p>0.0225</text:p>
          </table:table-cell>
          <table:table-cell table:style-name="ce2" office:value-type="float" office:value="0.7556" calcext:value-type="float">
            <text:p>0.7556</text:p>
          </table:table-cell>
          <table:table-cell table:style-name="ce2" office:value-type="float" office:value="0.0285" calcext:value-type="float">
            <text:p>0.0285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50.3161" calcext:value-type="float">
            <text:p>50.3161</text:p>
          </table:table-cell>
          <table:table-cell table:style-name="ce2"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751" calcext:value-type="float">
            <text:p>0.7510</text:p>
          </table:table-cell>
          <table:table-cell office:value-type="float" office:value="0.0433" calcext:value-type="float">
            <text:p>0.0433</text:p>
          </table:table-cell>
          <table:table-cell table:style-name="ce2" office:value-type="float" office:value="0.7799" calcext:value-type="float">
            <text:p>0.7799</text:p>
          </table:table-cell>
          <table:table-cell table:style-name="ce2" office:value-type="float" office:value="0.0459" calcext:value-type="float">
            <text:p>0.0459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76.271" calcext:value-type="float">
            <text:p>276.2710</text:p>
          </table:table-cell>
          <table:table-cell table:style-name="ce2" office:value-type="float" office:value="18.5847" calcext:value-type="float">
            <text:p>18.5847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8" calcext:value-type="float">
            <text:p>0.8000</text:p>
          </table:table-cell>
          <table:table-cell office:value-type="float" office:value="0.0603" calcext:value-type="float">
            <text:p>0.0603</text:p>
          </table:table-cell>
          <table:table-cell table:style-name="ce2" office:value-type="float" office:value="0.8937" calcext:value-type="float">
            <text:p>0.8937</text:p>
          </table:table-cell>
          <table:table-cell table:style-name="ce2" office:value-type="float" office:value="0.0404" calcext:value-type="float">
            <text:p>0.0404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7711.7573" calcext:value-type="float">
            <text:p>7711.7573</text:p>
          </table:table-cell>
          <table:table-cell table:style-name="ce2" office:value-type="float" office:value="23.3615" calcext:value-type="float">
            <text:p>23.3615</text:p>
          </table:table-cell>
        </table:table-row>
        <table:table-row table:style-name="ro1">
          <table:table-cell office:value-type="string" calcext:value-type="string">
            <text:p>64MB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231" calcext:value-type="float">
            <text:p>0.9231</text:p>
          </table:table-cell>
          <table:table-cell office:value-type="float" office:value="0.066" calcext:value-type="float">
            <text:p>0.0660</text:p>
          </table:table-cell>
          <table:table-cell table:style-name="ce2" office:value-type="float" office:value="1.0324" calcext:value-type="float">
            <text:p>1.0324</text:p>
          </table:table-cell>
          <table:table-cell table:style-name="ce2" office:value-type="float" office:value="0.0446" calcext:value-type="float">
            <text:p>0.0446</text:p>
          </table:table-cell>
          <table:table-cell table:style-name="ce2" office:value-type="float" office:value="0.0738" calcext:value-type="float">
            <text:p>0.0738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6724.8414" calcext:value-type="float">
            <text:p>36724.8414</text:p>
          </table:table-cell>
          <table:table-cell table:style-name="ce2" office:value-type="float" office:value="47.9882" calcext:value-type="float">
            <text:p>47.988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502.44pt" svg:height="331pt" svg:x="79.74pt" svg:y="100.54pt">
            <loext:p draw:notify-on-update-of-ranges="Sheet2.A3:Sheet2.A6 Sheet2.B1:Sheet2.B1 Sheet2.B3:Sheet2.B6 Sheet2.C3:Sheet2.C6 Sheet2.C3:Sheet2.C6 Sheet2.F1:Sheet2.F1 Sheet2.F3:Sheet2.F6 Sheet2.G3:Sheet2.G6 Sheet2.G3:Sheet2.G6 Sheet2.H1:Sheet2.H1 Sheet2.H3:Sheet2.H6 Sheet2.I3:Sheet2.I6 Sheet2.I3:Sheet2.I6 Sheet2.J1:Sheet2.J1 Sheet2.J3:Sheet2.J6 Sheet2.K3:Sheet2.K6 Sheet2.K3:Sheet2.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mmap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VirtMemAlloc() -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VirtMemAlloc() - Linux PAL+SC+RM</text:p>
          </table:table-cell>
          <table:covered-table-cell/>
          <table:table-cell office:value-type="string" calcext:value-type="string" table:number-columns-spanned="2" table:number-rows-spanned="1">
            <text:p>VirtMemAlloc() - SGX PAL</text:p>
          </table:table-cell>
          <table:covered-table-cell/>
          <table:table-cell office:value-type="string" calcext:value-type="string" table:number-columns-spanned="2" table:number-rows-spanned="1">
            <text:p>VirtMemAlloc() - SGX PAL+Zero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1MB</text:p>
          </table:table-cell>
          <table:table-cell office:value-type="float" office:value="6.3805" calcext:value-type="float">
            <text:p>6.3805</text:p>
          </table:table-cell>
          <table:table-cell office:value-type="float" office:value="0.2996" calcext:value-type="float">
            <text:p>0.2996</text:p>
          </table:table-cell>
          <table:table-cell office:value-type="float" office:value="6.9926" calcext:value-type="float">
            <text:p>6.9926</text:p>
          </table:table-cell>
          <table:table-cell office:value-type="float" office:value="0.3119" calcext:value-type="float">
            <text:p>0.3119</text:p>
          </table:table-cell>
          <table:table-cell table:style-name="ce2" office:value-type="float" office:value="7.2442" calcext:value-type="float">
            <text:p>7.2442</text:p>
          </table:table-cell>
          <table:table-cell table:style-name="ce2" office:value-type="float" office:value="0.331" calcext:value-type="float">
            <text:p>0.3310</text:p>
          </table:table-cell>
          <table:table-cell table:style-name="ce2" office:value-type="float" office:value="0.0747" calcext:value-type="float">
            <text:p>0.0747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48.9887" calcext:value-type="float">
            <text:p>48.9887</text:p>
          </table:table-cell>
          <table:table-cell table:style-name="ce2"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4MB</text:p>
          </table:table-cell>
          <table:table-cell office:value-type="float" office:value="29.9772" calcext:value-type="float">
            <text:p>29.9772</text:p>
          </table:table-cell>
          <table:table-cell office:value-type="float" office:value="4.5505" calcext:value-type="float">
            <text:p>4.5505</text:p>
          </table:table-cell>
          <table:table-cell office:value-type="float" office:value="31.5609" calcext:value-type="float">
            <text:p>31.5609</text:p>
          </table:table-cell>
          <table:table-cell office:value-type="float" office:value="11.9109" calcext:value-type="float">
            <text:p>11.9109</text:p>
          </table:table-cell>
          <table:table-cell table:style-name="ce2" office:value-type="float" office:value="41.7712" calcext:value-type="float">
            <text:p>41.7712</text:p>
          </table:table-cell>
          <table:table-cell table:style-name="ce2" office:value-type="float" office:value="14.5859" calcext:value-type="float">
            <text:p>14.5859</text:p>
          </table:table-cell>
          <table:table-cell table:style-name="ce2" office:value-type="float" office:value="0.154" calcext:value-type="float">
            <text:p>0.1540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382.1902" calcext:value-type="float">
            <text:p>382.1902</text:p>
          </table:table-cell>
          <table:table-cell table:style-name="ce2" office:value-type="float" office:value="42.6886" calcext:value-type="float">
            <text:p>42.6886</text:p>
          </table:table-cell>
        </table:table-row>
        <table:table-row table:style-name="ro1">
          <table:table-cell office:value-type="string" calcext:value-type="string">
            <text:p>16MB</text:p>
          </table:table-cell>
          <table:table-cell office:value-type="float" office:value="91.1711" calcext:value-type="float">
            <text:p>91.1711</text:p>
          </table:table-cell>
          <table:table-cell office:value-type="float" office:value="15.432" calcext:value-type="float">
            <text:p>15.4320</text:p>
          </table:table-cell>
          <table:table-cell office:value-type="float" office:value="94.335" calcext:value-type="float">
            <text:p>94.3350</text:p>
          </table:table-cell>
          <table:table-cell office:value-type="float" office:value="10.631" calcext:value-type="float">
            <text:p>10.6310</text:p>
          </table:table-cell>
          <table:table-cell table:style-name="ce2" office:value-type="float" office:value="97.6644" calcext:value-type="float">
            <text:p>97.6644</text:p>
          </table:table-cell>
          <table:table-cell table:style-name="ce2" office:value-type="float" office:value="10.15151" calcext:value-type="float">
            <text:p>10.1515</text:p>
          </table:table-cell>
          <table:table-cell table:style-name="ce2" office:value-type="float" office:value="0.3957" calcext:value-type="float">
            <text:p>0.3957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4882.522" calcext:value-type="float">
            <text:p>4882.5220</text:p>
          </table:table-cell>
          <table:table-cell table:style-name="ce2" office:value-type="float" office:value="99.7115" calcext:value-type="float">
            <text:p>99.7115</text:p>
          </table:table-cell>
        </table:table-row>
        <table:table-row table:style-name="ro1">
          <table:table-cell office:value-type="string" calcext:value-type="string">
            <text:p>64MB</text:p>
          </table:table-cell>
          <table:table-cell office:value-type="float" office:value="319.755" calcext:value-type="float">
            <text:p>319.7550</text:p>
          </table:table-cell>
          <table:table-cell office:value-type="float" office:value="13.4501" calcext:value-type="float">
            <text:p>13.4501</text:p>
          </table:table-cell>
          <table:table-cell office:value-type="float" office:value="328.6898" calcext:value-type="float">
            <text:p>328.6898</text:p>
          </table:table-cell>
          <table:table-cell office:value-type="float" office:value="27.4375" calcext:value-type="float">
            <text:p>27.4375</text:p>
          </table:table-cell>
          <table:table-cell table:style-name="ce2" office:value-type="float" office:value="298.0275" calcext:value-type="float">
            <text:p>298.0275</text:p>
          </table:table-cell>
          <table:table-cell table:style-name="ce2" office:value-type="float" office:value="25.4633" calcext:value-type="float">
            <text:p>25.4633</text:p>
          </table:table-cell>
          <table:table-cell table:style-name="ce2" office:value-type="float" office:value="1.4452" calcext:value-type="float">
            <text:p>1.445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41993.2336" calcext:value-type="float">
            <text:p>41993.2336</text:p>
          </table:table-cell>
          <table:table-cell table:style-name="ce2" office:value-type="float" office:value="1023.5662" calcext:value-type="float">
            <text:p>1023.566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8:39:49.467606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8:51:41.653714215</dc:date>
    <meta:editing-duration>PT5H41M38S</meta:editing-duration>
    <meta:editing-cycles>19</meta:editing-cycles>
    <meta:generator>LibreOffice/5.1.6.2$Linux_X86_64 LibreOffice_project/10m0$Build-2</meta:generator>
    <meta:document-statistic meta:table-count="2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6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symbol-type="named-symbol" chart:symbol-name="hourglass" chart:symbol-width="0.3cm" chart:symbol-height="0.3cm" chart:link-data-style-to-source="true" chart:error-category="cell-range" chart:error-upper-range="Sheet1.K3:Sheet1.K6" chart:error-lower-range="Sheet1.K3:Sheet1.K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6" chart:error-lower-range="Sheet1.K3:Sheet1.K6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769cm" svg:height="11.161cm" xlink:href=".." xlink:type="simple" chart:class="chart:line" chart:style-name="ch1">
        <chart:legend svg:x="0cm" svg:y="0cm" style:legend-expansion="custom" chartooo:width="17.769cm" chartooo:height="2.511cm" style:legend-expansion-aspect-ratio="7.07646356033453" chart:style-name="ch2"/>
        <chart:plot-area chart:style-name="ch3" table:cell-range-address="Sheet1.A3:Sheet1.B6 Sheet1.B1:Sheet1.B1 Sheet1.F1:Sheet1.F1 Sheet1.F3:Sheet1.F6 Sheet1.H1:Sheet1.H1 Sheet1.H3:Sheet1.H6 Sheet1.J1:Sheet1.J1 Sheet1.J3:Sheet1.J6" chart:data-source-has-labels="both" svg:x="2.004cm" svg:y="2.45cm" svg:width="14.831cm" svg:height="7.477cm">
          <chartooo:coordinate-region svg:x="4.287cm" svg:y="2.726cm" svg:width="11.922cm" svg:height="6.4cm"/>
          <chart:axis chart:dimension="x" chart:name="primary-x" chart:style-name="ch4" chartooo:axis-type="auto">
            <chartooo:date-scale/>
            <chart:title svg:x="7.963cm" svg:y="10.002cm" chart:style-name="ch5">
              <text:p>Memory map size</text:p>
            </chart:title>
            <chart:categories table:cell-range-address="Sheet1.A3:Sheet1.A6"/>
          </chart:axis>
          <chart:axis chart:dimension="y" chart:name="primary-y" chart:style-name="ch6">
            <chart:title svg:x="0cm" svg:y="9.039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F3:Sheet1.F6" chart:label-cell-address="Sheet1.F1:Sheet1.F1" chart:class="chart:line">
            <chart:error-indicator chart:style-name="ch13" chart:dimension="y"/>
            <chart:data-point chart:repeated="4"/>
          </chart:series>
          <chart:series chart:style-name="ch14" chart:values-cell-range-address="Sheet1.H3:Sheet1.H6" chart:label-cell-address="Sheet1.H1:Sheet1.H1" chart:class="chart:line">
            <chart:error-indicator chart:style-name="ch15" chart:dimension="y"/>
            <chart:data-point chart:repeated="4"/>
          </chart:series>
          <chart:series chart:style-name="ch16" chart:values-cell-range-address="Sheet1.J3:Sheet1.J6" chart:label-cell-address="Sheet1.J1:Sheet1.J1" chart:class="chart:line">
            <chart:error-indicator chart:style-name="ch17" chart:dimension="y"/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p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VirtMemAlloc() -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VirtMemAlloc() -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VirtMemAlloc() - SGX PAL+Zero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Sheet1.A3:Sheet1.A6</svg:desc>
                </draw:g>
              </table:table-cell>
              <table:table-cell office:value-type="float" office:value="0.4413">
                <text:p>0.4413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7556">
                <text:p>0.7556</text:p>
                <draw:g>
                  <svg:desc>Sheet1.F3:Sheet1.F6</svg:desc>
                </draw:g>
              </table:table-cell>
              <table:table-cell office:value-type="float" office:value="0.0285">
                <text:p>0.0285</text:p>
                <draw:g>
                  <svg:desc>Sheet1.G3:Sheet1.G6</svg:desc>
                </draw:g>
              </table:table-cell>
              <table:table-cell office:value-type="float" office:value="0.0285">
                <text:p>0.0285</text:p>
                <draw:g>
                  <svg:desc>Sheet1.G3:Sheet1.G6</svg:desc>
                </draw:g>
              </table:table-cell>
              <table:table-cell office:value-type="float" office:value="0.0738">
                <text:p>0.0738</text:p>
                <draw:g>
                  <svg:desc>Sheet1.H3:Sheet1.H6</svg:desc>
                </draw:g>
              </table:table-cell>
              <table:table-cell office:value-type="float" office:value="0.0001">
                <text:p>0.0001</text:p>
                <draw:g>
                  <svg:desc>Sheet1.I3:Sheet1.I6</svg:desc>
                </draw:g>
              </table:table-cell>
              <table:table-cell office:value-type="float" office:value="0.0001">
                <text:p>0.0001</text:p>
                <draw:g>
                  <svg:desc>Sheet1.I3:Sheet1.I6</svg:desc>
                </draw:g>
              </table:table-cell>
              <table:table-cell office:value-type="float" office:value="50.3161">
                <text:p>50.3161</text:p>
                <draw:g>
                  <svg:desc>Sheet1.J3:Sheet1.J6</svg:desc>
                </draw:g>
              </table:table-cell>
              <table:table-cell office:value-type="float" office:value="0.0096">
                <text:p>0.0096</text:p>
                <draw:g>
                  <svg:desc>Sheet1.K3:Sheet1.K6</svg:desc>
                </draw:g>
              </table:table-cell>
              <table:table-cell office:value-type="float" office:value="0.0096">
                <text:p>0.0096</text:p>
                <draw:g>
                  <svg:desc>Sheet1.K3:Sheet1.K6</svg:desc>
                </draw:g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0.4517">
                <text:p>0.451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799">
                <text:p>0.7799</text:p>
              </table:table-cell>
              <table:table-cell office:value-type="float" office:value="0.0459">
                <text:p>0.0459</text:p>
              </table:table-cell>
              <table:table-cell office:value-type="float" office:value="0.0459">
                <text:p>0.0459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276.271">
                <text:p>276.271</text:p>
              </table:table-cell>
              <table:table-cell office:value-type="float" office:value="18.5847">
                <text:p>18.5847</text:p>
              </table:table-cell>
              <table:table-cell office:value-type="float" office:value="18.5847">
                <text:p>18.5847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0.4572">
                <text:p>0.4572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8937">
                <text:p>0.8937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7711.7573">
                <text:p>7711.7573</text:p>
              </table:table-cell>
              <table:table-cell office:value-type="float" office:value="23.3615">
                <text:p>23.3615</text:p>
              </table:table-cell>
              <table:table-cell office:value-type="float" office:value="23.3615">
                <text:p>23.3615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0.4883">
                <text:p>0.488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.0324">
                <text:p>1.0324</text:p>
              </table:table-cell>
              <table:table-cell office:value-type="float" office:value="0.0446">
                <text:p>0.0446</text:p>
              </table:table-cell>
              <table:table-cell office:value-type="float" office:value="0.0446">
                <text:p>0.0446</text:p>
              </table:table-cell>
              <table:table-cell office:value-type="float" office:value="0.0738">
                <text:p>0.0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36724.8414">
                <text:p>36724.8414</text:p>
              </table:table-cell>
              <table:table-cell office:value-type="float" office:value="47.9882">
                <text:p>47.9882</text:p>
              </table:table-cell>
              <table:table-cell office:value-type="float" office:value="47.9882">
                <text:p>47.9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2.C3:Sheet2.C6" chart:error-lower-range="Sheet2.C3:Sheet2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2.C3:Sheet2.C6" chart:error-lower-range="Sheet2.C3:Sheet2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2.G3:Sheet2.G6" chart:error-lower-range="Sheet2.G3:Sheet2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G3:Sheet2.G6" chart:error-lower-range="Sheet2.G3:Sheet2.G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2.I3:Sheet2.I6" chart:error-lower-range="Sheet2.I3:Sheet2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I3:Sheet2.I6" chart:error-lower-range="Sheet2.I3:Sheet2.I6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square" chart:symbol-width="0.3cm" chart:symbol-height="0.3cm"/>
    </style:style>
    <style:style style:name="ch17" style:family="chart" style:data-style-name="N4">
      <style:chart-properties chart:symbol-type="named-symbol" chart:symbol-name="hourglass" chart:symbol-width="0.3cm" chart:symbol-height="0.3cm" chart:link-data-style-to-source="true" chart:error-category="cell-range" chart:error-upper-range="Sheet2.K3:Sheet2.K6" chart:error-lower-range="Sheet2.K3:Sheet2.K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2.K3:Sheet2.K6" chart:error-lower-range="Sheet2.K3:Sheet2.K6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726cm" svg:height="11.678cm" xlink:href=".." xlink:type="simple" chart:class="chart:line" chart:style-name="ch1">
        <chart:legend svg:x="0cm" svg:y="0cm" style:legend-expansion="custom" chartooo:width="17.725cm" chartooo:height="2.255cm" style:legend-expansion-aspect-ratio="7.86031042128603" chart:style-name="ch2"/>
        <chart:plot-area chart:style-name="ch3" table:cell-range-address="Sheet2.A3:Sheet2.B6 Sheet2.B1:Sheet2.B1 Sheet2.F1:Sheet2.F1 Sheet2.F3:Sheet2.F6 Sheet2.H1:Sheet2.H1 Sheet2.H3:Sheet2.H6 Sheet2.J1:Sheet2.J1 Sheet2.J3:Sheet2.J6" chart:data-source-has-labels="both" svg:x="1.718cm" svg:y="2.523cm" svg:width="14.92cm" svg:height="7.673cm">
          <chartooo:coordinate-region svg:x="4.255cm" svg:y="2.799cm" svg:width="11.757cm" svg:height="6.596cm"/>
          <chart:axis chart:dimension="x" chart:name="primary-x" chart:style-name="ch4" chartooo:axis-type="auto">
            <chartooo:date-scale/>
            <chart:title svg:x="7.671cm" svg:y="10.466cm" chart:style-name="ch5">
              <text:p>Memory map size</text:p>
            </chart:title>
            <chart:categories table:cell-range-address="Sheet2.A3:Sheet2.A6"/>
          </chart:axis>
          <chart:axis chart:dimension="y" chart:name="primary-y" chart:style-name="ch6">
            <chart:title svg:x="0.099cm" svg:y="9.271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2.B3:Sheet2.B6" chart:label-cell-address="Sheet2.B1:Sheet2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2.F3:Sheet2.F6" chart:label-cell-address="Sheet2.F1:Sheet2.F1" chart:class="chart:line">
            <chart:error-indicator chart:style-name="ch13" chart:dimension="y"/>
            <chart:data-point chart:repeated="4"/>
          </chart:series>
          <chart:series chart:style-name="ch14" chart:values-cell-range-address="Sheet2.H3:Sheet2.H6" chart:label-cell-address="Sheet2.H1:Sheet2.H1" chart:class="chart:line">
            <chart:error-indicator chart:style-name="ch15" chart:dimension="y"/>
            <chart:data-point/>
            <chart:data-point chart:style-name="ch16"/>
            <chart:data-point chart:repeated="2"/>
          </chart:series>
          <chart:series chart:style-name="ch17" chart:values-cell-range-address="Sheet2.J3:Sheet2.J6" chart:label-cell-address="Sheet2.J1:Sheet2.J1" chart:class="chart:line">
            <chart:error-indicator chart:style-name="ch18" chart:dimension="y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map() - Linux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VirtMemAlloc() - Linux PAL+SC+RM</text:p>
                <draw:g>
                  <svg:desc>Sheet2.F1:Sheet2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VirtMemAlloc() - SGX PAL</text:p>
                <draw:g>
                  <svg:desc>Sheet2.H1:Sheet2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VirtMemAlloc() - SGX PAL+Zero</text:p>
                <draw:g>
                  <svg:desc>Sheet2.J1:Sheet2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Sheet2.A3:Sheet2.A6</svg:desc>
                </draw:g>
              </table:table-cell>
              <table:table-cell office:value-type="float" office:value="6.3805">
                <text:p>6.3805</text:p>
                <draw:g>
                  <svg:desc>Sheet2.B3:Sheet2.B6</svg:desc>
                </draw:g>
              </table:table-cell>
              <table:table-cell office:value-type="float" office:value="0.2996">
                <text:p>0.2996</text:p>
                <draw:g>
                  <svg:desc>Sheet2.C3:Sheet2.C6</svg:desc>
                </draw:g>
              </table:table-cell>
              <table:table-cell office:value-type="float" office:value="0.2996">
                <text:p>0.2996</text:p>
                <draw:g>
                  <svg:desc>Sheet2.C3:Sheet2.C6</svg:desc>
                </draw:g>
              </table:table-cell>
              <table:table-cell office:value-type="float" office:value="7.2442">
                <text:p>7.2442</text:p>
                <draw:g>
                  <svg:desc>Sheet2.F3:Sheet2.F6</svg:desc>
                </draw:g>
              </table:table-cell>
              <table:table-cell office:value-type="float" office:value="0.331">
                <text:p>0.331</text:p>
                <draw:g>
                  <svg:desc>Sheet2.G3:Sheet2.G6</svg:desc>
                </draw:g>
              </table:table-cell>
              <table:table-cell office:value-type="float" office:value="0.331">
                <text:p>0.331</text:p>
                <draw:g>
                  <svg:desc>Sheet2.G3:Sheet2.G6</svg:desc>
                </draw:g>
              </table:table-cell>
              <table:table-cell office:value-type="float" office:value="0.0747">
                <text:p>0.0747</text:p>
                <draw:g>
                  <svg:desc>Sheet2.H3:Sheet2.H6</svg:desc>
                </draw:g>
              </table:table-cell>
              <table:table-cell office:value-type="float" office:value="0">
                <text:p>0</text:p>
                <draw:g>
                  <svg:desc>Sheet2.I3:Sheet2.I6</svg:desc>
                </draw:g>
              </table:table-cell>
              <table:table-cell office:value-type="float" office:value="0">
                <text:p>0</text:p>
                <draw:g>
                  <svg:desc>Sheet2.I3:Sheet2.I6</svg:desc>
                </draw:g>
              </table:table-cell>
              <table:table-cell office:value-type="float" office:value="48.9887">
                <text:p>48.9887</text:p>
                <draw:g>
                  <svg:desc>Sheet2.J3:Sheet2.J6</svg:desc>
                </draw:g>
              </table:table-cell>
              <table:table-cell office:value-type="float" office:value="0.0096">
                <text:p>0.0096</text:p>
                <draw:g>
                  <svg:desc>Sheet2.K3:Sheet2.K6</svg:desc>
                </draw:g>
              </table:table-cell>
              <table:table-cell office:value-type="float" office:value="0.0096">
                <text:p>0.0096</text:p>
                <draw:g>
                  <svg:desc>Sheet2.K3:Sheet2.K6</svg:desc>
                </draw:g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29.9772">
                <text:p>29.9772</text:p>
              </table:table-cell>
              <table:table-cell office:value-type="float" office:value="4.5505">
                <text:p>4.5505</text:p>
              </table:table-cell>
              <table:table-cell office:value-type="float" office:value="4.5505">
                <text:p>4.5505</text:p>
              </table:table-cell>
              <table:table-cell office:value-type="float" office:value="41.7712">
                <text:p>41.7712</text:p>
              </table:table-cell>
              <table:table-cell office:value-type="float" office:value="14.5859">
                <text:p>14.5859</text:p>
              </table:table-cell>
              <table:table-cell office:value-type="float" office:value="14.5859">
                <text:p>14.5859</text:p>
              </table:table-cell>
              <table:table-cell office:value-type="float" office:value="0.154">
                <text:p>0.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2.1902">
                <text:p>382.1902</text:p>
              </table:table-cell>
              <table:table-cell office:value-type="float" office:value="42.6886">
                <text:p>42.6886</text:p>
              </table:table-cell>
              <table:table-cell office:value-type="float" office:value="42.6886">
                <text:p>42.6886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91.1711">
                <text:p>91.1711</text:p>
              </table:table-cell>
              <table:table-cell office:value-type="float" office:value="15.432">
                <text:p>15.432</text:p>
              </table:table-cell>
              <table:table-cell office:value-type="float" office:value="15.432">
                <text:p>15.432</text:p>
              </table:table-cell>
              <table:table-cell office:value-type="float" office:value="97.6644">
                <text:p>97.6644</text:p>
              </table:table-cell>
              <table:table-cell office:value-type="float" office:value="10.15151">
                <text:p>10.15151</text:p>
              </table:table-cell>
              <table:table-cell office:value-type="float" office:value="10.15151">
                <text:p>10.15151</text:p>
              </table:table-cell>
              <table:table-cell office:value-type="float" office:value="0.3957">
                <text:p>0.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82.522">
                <text:p>4882.522</text:p>
              </table:table-cell>
              <table:table-cell office:value-type="float" office:value="99.7115">
                <text:p>99.7115</text:p>
              </table:table-cell>
              <table:table-cell office:value-type="float" office:value="99.7115">
                <text:p>99.7115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319.755">
                <text:p>319.755</text:p>
              </table:table-cell>
              <table:table-cell office:value-type="float" office:value="13.4501">
                <text:p>13.4501</text:p>
              </table:table-cell>
              <table:table-cell office:value-type="float" office:value="13.4501">
                <text:p>13.4501</text:p>
              </table:table-cell>
              <table:table-cell office:value-type="float" office:value="298.0275">
                <text:p>298.0275</text:p>
              </table:table-cell>
              <table:table-cell office:value-type="float" office:value="25.4633">
                <text:p>25.4633</text:p>
              </table:table-cell>
              <table:table-cell office:value-type="float" office:value="25.4633">
                <text:p>25.4633</text:p>
              </table:table-cell>
              <table:table-cell office:value-type="float" office:value="1.4452">
                <text:p>1.445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41993.2336">
                <text:p>41993.2336</text:p>
              </table:table-cell>
              <table:table-cell office:value-type="float" office:value="1023.5662">
                <text:p>1023.5662</text:p>
              </table:table-cell>
              <table:table-cell office:value-type="float" office:value="1023.5662">
                <text:p>1023.5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